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background-color="#ffffff" style:font-size-asian="9.5pt" style:font-name-complex="Cascadia Mono1" style:font-size-complex="9.5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color="#000000" loext:opacity="100%" fo:font-size="12pt" officeooo:rsid="0018f860" officeooo:paragraph-rsid="0018f860" style:font-size-asian="12pt" style:font-size-complex="12pt"/>
    </style:style>
    <style:style style:name="P4" style:family="paragraph" style:parent-style-name="Standard">
      <style:text-properties fo:color="#008000" loext:opacity="100%" style:font-name="Cascadia Mono" fo:font-size="9.5pt" fo:background-color="#ffffff" style:font-size-asian="9.5pt" style:font-name-complex="Cascadia Mono1" style:font-size-complex="9.5pt"/>
    </style:style>
    <style:style style:name="T1" style:family="text">
      <style:text-properties fo:color="#0000ff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2" style:family="text">
      <style:text-properties fo:color="#000000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3" style:family="text">
      <style:text-properties fo:color="#2b91af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4" style:family="text">
      <style:text-properties fo:color="#008000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5" style:family="text">
      <style:text-properties fo:color="#800000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6" style:family="text">
      <style:text-properties fo:color="#800000" loext:opacity="100%" style:font-name="Cascadia Mono" fo:font-size="9.5pt" fo:font-weight="bold" fo:background-color="#ffffff" loext:char-shading-value="0" style:font-size-asian="9.5pt" style:font-weight-asian="bold" style:font-name-complex="Cascadia Mono1" style:font-size-complex="9.5pt" style:font-weight-complex="bold"/>
    </style:style>
    <style:style style:name="T7" style:family="text">
      <style:text-properties fo:color="#a31515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8" style:family="text">
      <style:text-properties fo:color="#9e5b71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9" style:family="text">
      <style:text-properties fo:color="#05c3ba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10" style:family="text">
      <style:text-properties fo:color="#0073ff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11" style:family="text">
      <style:text-properties fo:color="#ff00c1" loext:opacity="100%" style:font-name="Cascadia Mono" fo:font-size="9.5pt" fo:background-color="#ffffff" loext:char-shading-value="0" style:font-size-asian="9.5pt" style:font-name-complex="Cascadia Mono1" style:font-size-complex="9.5pt"/>
    </style:style>
    <style:style style:name="T12" style:family="text">
      <style:text-properties style:font-name="Cascadia Mono" fo:font-size="9.5pt" fo:background-color="#ffffff" loext:char-shading-value="0" style:font-size-asian="9.5pt" style:font-name-complex="Cascadia Mono1" style:font-size-complex="9.5pt"/>
    </style:style>
    <style:style style:name="T13" style:family="text">
      <style:text-properties style:font-name="Cascadia Mono" fo:background-color="#ffffff" loext:char-shading-value="0" style:font-name-complex="Cascadia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1. feladat beolvassa a txt filed</text:span></text:p>
      <text:p text:style-name="P3"><text:span text:style-name="T13">2. feladat beolvas mindent és megszorozza őket</text:span></text:p>
      <text:p text:style-name="P3"><text:span text:style-name="T13">3. feladat kiirja min, max értéket</text:span></text:p>
      <text:p text:style-name="P3"><text:span text:style-name="T13">4. feladat átváltja az értékeket</text:span></text:p>
      <text:p text:style-name="P1" loext:marker-style-name="T2"><text:span text:style-name="T1">using</text:span><text:span text:style-name="T2"> System;</text:span></text:p>
      <text:p text:style-name="P1" loext:marker-style-name="T2"><text:span text:style-name="T1">using</text:span><text:span text:style-name="T2"> System.IO;</text:span></text:p>
      <text:p text:style-name="P1" loext:marker-style-name="T2"><text:span text:style-name="T1">using</text:span><text:span text:style-name="T2"> System.Text.RegularExpressions;</text:span></text:p>
      <text:p text:style-name="P2" loext:marker-style-name="T2"/>
      <text:p text:style-name="P1" loext:marker-style-name="T2"><text:span text:style-name="T1">class</text:span><text:span text:style-name="T2"> </text:span><text:span text:style-name="T3">Program</text:span></text:p>
      <text:p text:style-name="P1" loext:marker-style-name="T2"><text:span text:style-name="T2">{</text:span><text:span text:style-name="T2"/></text:p>
      <text:p text:style-name="P1" loext:marker-style-name="T2"><text:span text:style-name="T2"><text:s text:c="4"/></text:span><text:span text:style-name="T1">static</text:span><text:span text:style-name="T2"> </text:span><text:span text:style-name="T1">void</text:span><text:span text:style-name="T2"> Main()</text:span></text:p>
      <text:p text:style-name="P1" loext:marker-style-name="T2"><text:span text:style-name="T2"><text:s text:c="8"/></text:span><text:span text:style-name="T4">//1.feladat</text:span></text:p>
      <text:p text:style-name="P1" loext:marker-style-name="T2"><text:span text:style-name="T2"><text:s text:c="4"/>{</text:span><text:span text:style-name="T2"/></text:p>
      <text:p text:style-name="P1" loext:marker-style-name="T2"><text:span text:style-name="T2"><text:s text:c="8"/></text:span><text:span text:style-name="T1">string</text:span><text:span text:style-name="T2"> path = </text:span><text:span text:style-name="T5">@"C:\Users\info\Documents\Tóth Zóltán\Tóth Zoltán\sütik.txt"</text:span><text:span text:style-name="T2">;</text:span></text:p>
      <text:p text:style-name="P2" loext:marker-style-name="T2"/>
      <text:p text:style-name="P1" loext:marker-style-name="T2"><text:span text:style-name="T2"><text:s text:c="8"/></text:span><text:span text:style-name="T1">if</text:span><text:span text:style-name="T2"> (!</text:span><text:span text:style-name="T3">File</text:span><text:span text:style-name="T2">.Exists(path))</text:span></text:p>
      <text:p text:style-name="P1" loext:marker-style-name="T2"><text:span text:style-name="T2"><text:s text:c="8"/>{</text:span><text:span text:style-name="T2"/></text:p>
      <text:p text:style-name="P1" loext:marker-style-name="T2"><text:span text:style-name="T2"><text:s text:c="12"/></text:span><text:span text:style-name="T3">Console</text:span><text:span text:style-name="T2">.WriteLine(</text:span><text:span text:style-name="T7">"File not found."</text:span><text:span text:style-name="T2">);</text:span></text:p>
      <text:p text:style-name="P1" loext:marker-style-name="T2"><text:span text:style-name="T2"><text:s text:c="12"/></text:span><text:span text:style-name="T1">return</text:span><text:span text:style-name="T2">;</text:span></text:p>
      <text:p text:style-name="P1" loext:marker-style-name="T2"><text:span text:style-name="T2"><text:s text:c="8"/>}</text:span><text:span text:style-name="T2"/></text:p>
      <text:p text:style-name="P1" loext:marker-style-name="T2"><text:span text:style-name="T2"><text:s text:c="8"/></text:span><text:span text:style-name="T4">//2.feladat</text:span></text:p>
      <text:p text:style-name="P1" loext:marker-style-name="T2"><text:span text:style-name="T2"><text:s text:c="8"/></text:span><text:span text:style-name="T1">string</text:span><text:span text:style-name="T2">[] lines = </text:span><text:span text:style-name="T3">File</text:span><text:span text:style-name="T2">.ReadAllLines(path);</text:span></text:p>
      <text:p text:style-name="P2" loext:marker-style-name="T2"/>
      <text:p text:style-name="P1" loext:marker-style-name="T2"><text:span text:style-name="T2"><text:s text:c="8"/></text:span><text:span text:style-name="T3">Console</text:span><text:span text:style-name="T2">.Write(</text:span><text:span text:style-name="T7">"Enter multiplier (example: 1.5): "</text:span><text:span text:style-name="T2">);</text:span></text:p>
      <text:p text:style-name="P1" loext:marker-style-name="T2"><text:span text:style-name="T2"><text:s text:c="8"/></text:span><text:span text:style-name="T1">if</text:span><text:span text:style-name="T2"> (!</text:span><text:span text:style-name="T1">double</text:span><text:span text:style-name="T2">.TryParse(</text:span><text:span text:style-name="T3">Console</text:span><text:span text:style-name="T2">.ReadLine(), </text:span><text:span text:style-name="T1">out</text:span><text:span text:style-name="T2"> </text:span><text:span text:style-name="T1">double</text:span><text:span text:style-name="T2"> multiplier))</text:span></text:p>
      <text:p text:style-name="P1" loext:marker-style-name="T2"><text:span text:style-name="T2"><text:s text:c="8"/>{</text:span><text:span text:style-name="T2"/></text:p>
      <text:p text:style-name="P1" loext:marker-style-name="T2"><text:span text:style-name="T2"><text:s text:c="12"/></text:span><text:span text:style-name="T3">Console</text:span><text:span text:style-name="T2">.WriteLine(</text:span><text:span text:style-name="T7">"Invalid number."</text:span><text:span text:style-name="T2">);</text:span></text:p>
      <text:p text:style-name="P1" loext:marker-style-name="T2"><text:span text:style-name="T2"><text:s text:c="12"/></text:span><text:span text:style-name="T1">return</text:span><text:span text:style-name="T2">;</text:span></text:p>
      <text:p text:style-name="P1" loext:marker-style-name="T2"><text:span text:style-name="T2"><text:s text:c="8"/>}</text:span><text:span text:style-name="T2"/></text:p>
      <text:p text:style-name="P1" loext:marker-style-name="T2"><text:span text:style-name="T2"><text:s text:c="8"/></text:span><text:span text:style-name="T2"/></text:p>
      <text:p text:style-name="P1" loext:marker-style-name="T2"><text:span text:style-name="T2"><text:s text:c="8"/></text:span><text:span text:style-name="T3">Console</text:span><text:span text:style-name="T2">.WriteLine(</text:span><text:span text:style-name="T7">"</text:span><text:span text:style-name="T8">\n</text:span><text:span text:style-name="T7">--- Scaled Recipe ---</text:span><text:span text:style-name="T8">\n</text:span><text:span text:style-name="T7">"</text:span><text:span text:style-name="T2">);</text:span></text:p>
      <text:p text:style-name="P1" loext:marker-style-name="T2"><text:span text:style-name="T2"><text:s text:c="8"/></text:span><text:span text:style-name="T4">//3.feladat</text:span></text:p>
      <text:p text:style-name="P1" loext:marker-style-name="T2"><text:span text:style-name="T2"><text:s text:c="8"/></text:span><text:span text:style-name="T1">double</text:span><text:span text:style-name="T2"> minValue = </text:span><text:span text:style-name="T1">double</text:span><text:span text:style-name="T2">.MaxValue;</text:span></text:p>
      <text:p text:style-name="P1" loext:marker-style-name="T2"><text:span text:style-name="T2"><text:s text:c="8"/></text:span><text:span text:style-name="T1">double</text:span><text:span text:style-name="T2"> maxValue = </text:span><text:span text:style-name="T1">double</text:span><text:span text:style-name="T2">.MinValue;</text:span></text:p>
      <text:p text:style-name="P1" loext:marker-style-name="T2"><text:span text:style-name="T2"><text:s text:c="8"/></text:span><text:span text:style-name="T1">string</text:span><text:span text:style-name="T2"> minIngredient = </text:span><text:span text:style-name="T7">""</text:span><text:span text:style-name="T2">;</text:span></text:p>
      <text:p text:style-name="P1" loext:marker-style-name="T2"><text:span text:style-name="T2"><text:s text:c="8"/></text:span><text:span text:style-name="T1">string</text:span><text:span text:style-name="T2"> maxIngredient = </text:span><text:span text:style-name="T7">""</text:span><text:span text:style-name="T2">;</text:span></text:p>
      <text:p text:style-name="P2" loext:marker-style-name="T2"/>
      <text:p text:style-name="P1" loext:marker-style-name="T2"><text:span text:style-name="T2"><text:s text:c="8"/></text:span><text:span text:style-name="T1">foreach</text:span><text:span text:style-name="T2"> (</text:span><text:span text:style-name="T1">string</text:span><text:span text:style-name="T2"> line </text:span><text:span text:style-name="T1">in</text:span><text:span text:style-name="T2"> lines)</text:span></text:p>
      <text:p text:style-name="P1" loext:marker-style-name="T2"><text:span text:style-name="T2"><text:s text:c="8"/>{</text:span><text:span text:style-name="T2"/></text:p>
      <text:p text:style-name="P1" loext:marker-style-name="T2"><text:span text:style-name="T2"><text:s text:c="12"/></text:span><text:span text:style-name="T1">var</text:span><text:span text:style-name="T2"> match = </text:span><text:span text:style-name="T3">Regex</text:span><text:span text:style-name="T2">.Match(line, </text:span><text:span text:style-name="T5">@"</text:span><text:span text:style-name="T9">(</text:span><text:span text:style-name="T10">\d</text:span><text:span text:style-name="T11">+</text:span><text:span text:style-name="T9">(</text:span><text:span text:style-name="T6">\.</text:span><text:span text:style-name="T10">\d</text:span><text:span text:style-name="T11">+</text:span><text:span text:style-name="T9">)</text:span><text:span text:style-name="T11">?</text:span><text:span text:style-name="T9">)</text:span><text:span text:style-name="T10">\s</text:span><text:span text:style-name="T11">*</text:span><text:span text:style-name="T9">(</text:span><text:span text:style-name="T10">\w</text:span><text:span text:style-name="T11">+</text:span><text:span text:style-name="T9">)</text:span><text:span text:style-name="T5">"</text:span><text:span text:style-name="T2">);</text:span></text:p>
      <text:p text:style-name="P1" loext:marker-style-name="T2"><text:span text:style-name="T2"><text:s text:c="12"/></text:span><text:span text:style-name="T4">//4.feladat</text:span></text:p>
      <text:p text:style-name="P1" loext:marker-style-name="T2"><text:span text:style-name="T2"><text:s text:c="12"/></text:span><text:span text:style-name="T1">if</text:span><text:span text:style-name="T2"> (match.Success)</text:span></text:p>
      <text:p text:style-name="P1" loext:marker-style-name="T2"><text:span text:style-name="T2"><text:s text:c="12"/>{</text:span><text:span text:style-name="T2"/></text:p>
      <text:p text:style-name="P1" loext:marker-style-name="T2"><text:span text:style-name="T2"><text:s text:c="16"/></text:span><text:span text:style-name="T1">double</text:span><text:span text:style-name="T2"> originalNumber = </text:span><text:span text:style-name="T1">double</text:span><text:span text:style-name="T2">.Parse(match.Groups[1].Value);</text:span></text:p>
      <text:p text:style-name="P1" loext:marker-style-name="T2"><text:span text:style-name="T2"><text:s text:c="16"/></text:span><text:span text:style-name="T1">string</text:span><text:span text:style-name="T2"> unit = match.Groups[3].Value;</text:span></text:p>
      <text:p text:style-name="P2" loext:marker-style-name="T2"/>
      <text:p text:style-name="P1" loext:marker-style-name="T2"><text:span text:style-name="T2"><text:s text:c="16"/></text:span><text:span text:style-name="T1">double</text:span><text:span text:style-name="T2"> newNumber = originalNumber * multiplier;</text:span></text:p>
      <text:p text:style-name="P2" loext:marker-style-name="T2"/>
      <text:p text:style-name="P1" loext:marker-style-name="T2"><text:span text:style-name="T2"><text:s text:c="16"/></text:span><text:span text:style-name="T1">if</text:span><text:span text:style-name="T2"> (unit == </text:span><text:span text:style-name="T7">"dkg"</text:span><text:span text:style-name="T2"> &amp;&amp; newNumber &gt;= 100)</text:span></text:p>
      <text:p text:style-name="P1" loext:marker-style-name="T2"><text:span text:style-name="T2"><text:s text:c="16"/>{</text:span><text:span text:style-name="T2"/></text:p>
      <text:p text:style-name="P1" loext:marker-style-name="T2"><text:span text:style-name="T2"><text:s text:c="20"/>newNumber /= 100;</text:span><text:span text:style-name="T2"/></text:p>
      <text:p text:style-name="P1" loext:marker-style-name="T2"><text:span text:style-name="T2"><text:s text:c="20"/>unit = </text:span><text:span text:style-name="T7">"kg"</text:span><text:span text:style-name="T2">;</text:span></text:p>
      <text:p text:style-name="P1" loext:marker-style-name="T2"><text:span text:style-name="T2"><text:s text:c="16"/>}</text:span><text:span text:style-name="T2"/></text:p>
      <text:p text:style-name="P1" loext:marker-style-name="T2"><text:span text:style-name="T2"><text:s text:c="16"/></text:span><text:span text:style-name="T1">else</text:span><text:span text:style-name="T2"> </text:span><text:span text:style-name="T1">if</text:span><text:span text:style-name="T2"> (unit == </text:span><text:span text:style-name="T7">"dl"</text:span><text:span text:style-name="T2"> &amp;&amp; newNumber &gt;= 10)</text:span></text:p>
      <text:p text:style-name="P1" loext:marker-style-name="T2"><text:span text:style-name="T2"><text:s text:c="16"/>{</text:span><text:span text:style-name="T2"/></text:p>
      <text:p text:style-name="P1" loext:marker-style-name="T2"><text:span text:style-name="T2"><text:s text:c="20"/>newNumber /= 10;</text:span><text:span text:style-name="T2"/></text:p>
      <text:p text:style-name="P1" loext:marker-style-name="T2"><text:span text:style-name="T2"><text:s text:c="20"/>unit = </text:span><text:span text:style-name="T7">"l"</text:span><text:span text:style-name="T2">;</text:span></text:p>
      <text:p text:style-name="P1" loext:marker-style-name="T2"><text:span text:style-name="T2"><text:s text:c="16"/>}</text:span><text:span text:style-name="T2"/></text:p>
      <text:p text:style-name="P2" loext:marker-style-name="T2"/>
      <text:p text:style-name="P1" loext:marker-style-name="T2"><text:span text:style-name="T2"><text:s text:c="16"/></text:span><text:span text:style-name="T1">string</text:span><text:span text:style-name="T2"> formattedNumber = newNumber % 1 == 0</text:span></text:p>
      <text:p text:style-name="P1" loext:marker-style-name="T2"><text:span text:style-name="T2"><text:s text:c="20"/>? newNumber.ToString(</text:span><text:span text:style-name="T7">"0"</text:span><text:span text:style-name="T2">)</text:span></text:p>
      <text:p text:style-name="P1" loext:marker-style-name="T2"><text:span text:style-name="T2"><text:s text:c="20"/>: newNumber.ToString(</text:span><text:span text:style-name="T7">"0.##"</text:span><text:span text:style-name="T2">);</text:span></text:p>
      <text:p text:style-name="P2" loext:marker-style-name="T2"><text:soft-page-break/></text:p>
      <text:p text:style-name="P1" loext:marker-style-name="T2"><text:span text:style-name="T2"><text:s text:c="16"/></text:span><text:span text:style-name="T1">string</text:span><text:span text:style-name="T2"> newLine = </text:span><text:span text:style-name="T3">Regex</text:span><text:span text:style-name="T2">.Replace(line, </text:span><text:span text:style-name="T5">@"</text:span><text:span text:style-name="T9">(</text:span><text:span text:style-name="T10">\d</text:span><text:span text:style-name="T11">+</text:span><text:span text:style-name="T9">(</text:span><text:span text:style-name="T6">\.</text:span><text:span text:style-name="T10">\d</text:span><text:span text:style-name="T11">+</text:span><text:span text:style-name="T9">)</text:span><text:span text:style-name="T11">?</text:span><text:span text:style-name="T9">)</text:span><text:span text:style-name="T10">\s</text:span><text:span text:style-name="T11">*</text:span><text:span text:style-name="T10">\w</text:span><text:span text:style-name="T11">+</text:span><text:span text:style-name="T5">"</text:span><text:span text:style-name="T2">,</text:span></text:p>
      <text:p text:style-name="P1" loext:marker-style-name="T2"><text:span text:style-name="T2"><text:s text:c="20"/>formattedNumber + </text:span><text:span text:style-name="T7">" "</text:span><text:span text:style-name="T2"> + unit);</text:span></text:p>
      <text:p text:style-name="P2" loext:marker-style-name="T2"/>
      <text:p text:style-name="P1" loext:marker-style-name="T2"><text:span text:style-name="T2"><text:s text:c="16"/></text:span><text:span text:style-name="T3">Console</text:span><text:span text:style-name="T2">.WriteLine(newLine);</text:span></text:p>
      <text:p text:style-name="P2" loext:marker-style-name="T2"/>
      <text:p text:style-name="P1" loext:marker-style-name="T2"><text:span text:style-name="T2"><text:s text:c="16"/></text:span><text:span text:style-name="T1">if</text:span><text:span text:style-name="T2"> (newNumber &lt; minValue)</text:span></text:p>
      <text:p text:style-name="P1" loext:marker-style-name="T2"><text:span text:style-name="T2"><text:s text:c="16"/>{</text:span><text:span text:style-name="T2"/></text:p>
      <text:p text:style-name="P1" loext:marker-style-name="T2"><text:span text:style-name="T2"><text:s text:c="20"/>minValue = newNumber;</text:span><text:span text:style-name="T2"/></text:p>
      <text:p text:style-name="P1" loext:marker-style-name="T2"><text:span text:style-name="T2"><text:s text:c="11"/></text:span><text:bookmark text:name="_GoBack"/><text:span text:style-name="T2"><text:s text:c="9"/>minIngredient = newLine;</text:span><text:span text:style-name="T2"/></text:p>
      <text:p text:style-name="P1" loext:marker-style-name="T2"><text:span text:style-name="T2"><text:s text:c="16"/>}</text:span><text:span text:style-name="T2"/></text:p>
      <text:p text:style-name="P2" loext:marker-style-name="T2"/>
      <text:p text:style-name="P1" loext:marker-style-name="T2"><text:span text:style-name="T2"><text:s text:c="16"/></text:span><text:span text:style-name="T1">if</text:span><text:span text:style-name="T2"> (newNumber &gt; maxValue)</text:span></text:p>
      <text:p text:style-name="P1" loext:marker-style-name="T2"><text:span text:style-name="T2"><text:s text:c="16"/>{</text:span><text:span text:style-name="T2"/></text:p>
      <text:p text:style-name="P1" loext:marker-style-name="T2"><text:span text:style-name="T2"><text:s text:c="20"/>maxValue = newNumber;</text:span><text:span text:style-name="T2"/></text:p>
      <text:p text:style-name="P1" loext:marker-style-name="T2"><text:span text:style-name="T2"><text:s text:c="20"/>maxIngredient = newLine;</text:span><text:span text:style-name="T2"/></text:p>
      <text:p text:style-name="P1" loext:marker-style-name="T2"><text:span text:style-name="T2"><text:s text:c="16"/>}</text:span><text:span text:style-name="T2"/></text:p>
      <text:p text:style-name="P1" loext:marker-style-name="T2"><text:span text:style-name="T2"><text:s text:c="12"/>}</text:span><text:span text:style-name="T2"/></text:p>
      <text:p text:style-name="P1" loext:marker-style-name="T2"><text:span text:style-name="T2"><text:s text:c="12"/></text:span><text:span text:style-name="T1">else</text:span></text:p>
      <text:p text:style-name="P1" loext:marker-style-name="T2"><text:span text:style-name="T2"><text:s text:c="12"/>{</text:span><text:span text:style-name="T2"/></text:p>
      <text:p text:style-name="P1" loext:marker-style-name="T2"><text:span text:style-name="T2"><text:s text:c="16"/></text:span><text:span text:style-name="T3">Console</text:span><text:span text:style-name="T2">.WriteLine(line);</text:span></text:p>
      <text:p text:style-name="P1" loext:marker-style-name="T2"><text:span text:style-name="T2"><text:s text:c="12"/>}</text:span><text:span text:style-name="T2"/></text:p>
      <text:p text:style-name="P1" loext:marker-style-name="T2"><text:span text:style-name="T2"><text:s text:c="8"/>}</text:span><text:span text:style-name="T2"/></text:p>
      <text:p text:style-name="P2" loext:marker-style-name="T2"/>
      <text:p text:style-name="P1" loext:marker-style-name="T2"><text:span text:style-name="T2"><text:s text:c="8"/></text:span><text:span text:style-name="T3">Console</text:span><text:span text:style-name="T2">.WriteLine(</text:span><text:span text:style-name="T7">"</text:span><text:span text:style-name="T8">\n</text:span><text:span text:style-name="T7">--- Statistics ---"</text:span><text:span text:style-name="T2">);</text:span></text:p>
      <text:p text:style-name="P1" loext:marker-style-name="T2"><text:span text:style-name="T2"><text:s text:c="8"/></text:span><text:span text:style-name="T3">Console</text:span><text:span text:style-name="T2">.WriteLine(</text:span><text:span text:style-name="T7">"legkeveseb érték: "</text:span><text:span text:style-name="T2"> + minIngredient);</text:span></text:p>
      <text:p text:style-name="P1" loext:marker-style-name="T2"><text:span text:style-name="T2"><text:s text:c="8"/></text:span><text:span text:style-name="T3">Console</text:span><text:span text:style-name="T2">.WriteLine(</text:span><text:span text:style-name="T7">"legtöbb érték: "</text:span><text:span text:style-name="T2"> + maxIngredient);</text:span></text:p>
      <text:p text:style-name="P1" loext:marker-style-name="T2"><text:span text:style-name="T2"><text:s text:c="4"/>}</text:span><text:span text:style-name="T2"/></text:p>
      <text:p text:style-name="P1" loext:marker-style-name="T2"><text:span text:style-name="T2">}</text:span><text:span text:style-name="T2"/></text:p>
      <text:p text:style-name="P4">// Tóth Zoltá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formatika</meta:initial-creator>
    <meta:editing-cycles>5</meta:editing-cycles>
    <meta:creation-date>2026-03-03T12:30:00</meta:creation-date>
    <dc:date>2026-03-04T22:29:25.096000000</dc:date>
    <meta:editing-duration>PT12M5S</meta:editing-duration>
    <meta:generator>LibreOffice/24.2.1.2$Windows_X86_64 LibreOffice_project/db4def46b0453cc22e2d0305797cf981b68ef5ac</meta:generator>
    <meta:document-statistic meta:table-count="0" meta:image-count="0" meta:object-count="0" meta:page-count="2" meta:paragraph-count="80" meta:word-count="229" meta:character-count="2617" meta:non-whitespace-character-count="1597"/>
    <meta:user-defined meta:name="AppVersion">16.0000</meta:user-defined>
    <meta:template xlink:type="simple" xlink:actuate="onRequest" xlink:title="Normal.dotm" xlink:href=""/>
  </office:meta>
</office:document-meta>
</file>